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400000034ADD2111C006DE5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4c91e2" officeooo:paragraph-rsid="0053dd74"/>
    </style:style>
    <style:style style:name="P2" style:family="paragraph" style:parent-style-name="Standard">
      <style:text-properties officeooo:rsid="004c91e2" officeooo:paragraph-rsid="0054da0d"/>
    </style:style>
    <style:style style:name="P3" style:family="paragraph" style:parent-style-name="Text_20_body">
      <style:text-properties officeooo:rsid="009efce1" officeooo:paragraph-rsid="009efce1"/>
    </style:style>
    <style:style style:name="P4" style:family="paragraph" style:parent-style-name="Text_20_body">
      <style:text-properties officeooo:rsid="009a5fd6" officeooo:paragraph-rsid="009a5fd6"/>
    </style:style>
    <style:style style:name="P5" style:family="paragraph" style:parent-style-name="Text_20_body">
      <style:text-properties officeooo:rsid="009642d0" officeooo:paragraph-rsid="009642d0"/>
    </style:style>
    <style:style style:name="P6" style:family="paragraph" style:parent-style-name="Text_20_body">
      <style:text-properties officeooo:rsid="00952533" officeooo:paragraph-rsid="00952533"/>
    </style:style>
    <style:style style:name="P7" style:family="paragraph" style:parent-style-name="Text_20_body">
      <style:paragraph-properties fo:text-align="center" style:justify-single-word="false"/>
      <style:text-properties officeooo:rsid="00913f8c" officeooo:paragraph-rsid="00937d8f"/>
    </style:style>
    <style:style style:name="P8" style:family="paragraph" style:parent-style-name="Text_20_body">
      <style:paragraph-properties fo:text-align="center" style:justify-single-word="false"/>
      <style:text-properties officeooo:rsid="00913f8c" officeooo:paragraph-rsid="00913f8c"/>
    </style:style>
    <style:style style:name="P9" style:family="paragraph" style:parent-style-name="Text_20_body">
      <style:text-properties officeooo:rsid="00935aca" officeooo:paragraph-rsid="00935aca"/>
    </style:style>
    <style:style style:name="P10" style:family="paragraph" style:parent-style-name="Text_20_body">
      <style:text-properties officeooo:rsid="003aeb04" officeooo:paragraph-rsid="008f5b0a"/>
    </style:style>
    <style:style style:name="P11" style:family="paragraph" style:parent-style-name="Text_20_body">
      <style:text-properties officeooo:rsid="003aeb04" officeooo:paragraph-rsid="003b2e3f"/>
    </style:style>
    <style:style style:name="P12" style:family="paragraph" style:parent-style-name="Text_20_body">
      <style:text-properties officeooo:rsid="0039a46d" officeooo:paragraph-rsid="008f5b0a"/>
    </style:style>
    <style:style style:name="P13" style:family="paragraph" style:parent-style-name="Text_20_body">
      <style:text-properties officeooo:rsid="0039a46d" officeooo:paragraph-rsid="0039a46d"/>
    </style:style>
    <style:style style:name="P14" style:family="paragraph" style:parent-style-name="Text_20_body">
      <style:text-properties officeooo:rsid="002814d2" officeooo:paragraph-rsid="008f5b0a"/>
    </style:style>
    <style:style style:name="P15" style:family="paragraph" style:parent-style-name="Text_20_body">
      <style:text-properties officeooo:rsid="002814d2" officeooo:paragraph-rsid="003996f2"/>
    </style:style>
    <style:style style:name="P16" style:family="paragraph" style:parent-style-name="Text_20_body">
      <style:text-properties officeooo:rsid="002814d2" officeooo:paragraph-rsid="002feb98"/>
    </style:style>
    <style:style style:name="P17" style:family="paragraph" style:parent-style-name="Text_20_body">
      <style:text-properties officeooo:rsid="002814d2" officeooo:paragraph-rsid="002b3361"/>
    </style:style>
    <style:style style:name="P18" style:family="paragraph" style:parent-style-name="Text_20_body">
      <style:text-properties officeooo:rsid="0083aead" officeooo:paragraph-rsid="0084f10a"/>
    </style:style>
    <style:style style:name="P19" style:family="paragraph" style:parent-style-name="Text_20_body">
      <style:text-properties officeooo:rsid="0083aead" officeooo:paragraph-rsid="0083aead"/>
    </style:style>
    <style:style style:name="P20" style:family="paragraph" style:parent-style-name="Text_20_body">
      <style:text-properties officeooo:rsid="00824ce8" officeooo:paragraph-rsid="00824ce8"/>
    </style:style>
    <style:style style:name="P21" style:family="paragraph" style:parent-style-name="Text_20_body">
      <style:text-properties officeooo:rsid="00809ee6" officeooo:paragraph-rsid="00824ce8"/>
    </style:style>
    <style:style style:name="P22" style:family="paragraph" style:parent-style-name="Text_20_body">
      <style:text-properties officeooo:rsid="007f250a" officeooo:paragraph-rsid="007f250a"/>
    </style:style>
    <style:style style:name="P23" style:family="paragraph" style:parent-style-name="Text_20_body">
      <style:text-properties officeooo:rsid="00863029" officeooo:paragraph-rsid="00863029"/>
    </style:style>
    <style:style style:name="P24" style:family="paragraph" style:parent-style-name="Text_20_body">
      <style:text-properties officeooo:rsid="0047c674" officeooo:paragraph-rsid="007d30ab"/>
    </style:style>
    <style:style style:name="P25" style:family="paragraph" style:parent-style-name="Text_20_body">
      <style:text-properties officeooo:rsid="0047c674" officeooo:paragraph-rsid="006e0a6c"/>
    </style:style>
    <style:style style:name="P26" style:family="paragraph" style:parent-style-name="Text_20_body">
      <style:text-properties officeooo:rsid="0047c674" officeooo:paragraph-rsid="005f95c2"/>
    </style:style>
    <style:style style:name="P27" style:family="paragraph" style:parent-style-name="Text_20_body">
      <style:text-properties officeooo:rsid="0047c674" officeooo:paragraph-rsid="005f252c"/>
    </style:style>
    <style:style style:name="P28" style:family="paragraph" style:parent-style-name="Text_20_body">
      <style:text-properties officeooo:rsid="0047c674" officeooo:paragraph-rsid="005c9a62"/>
    </style:style>
    <style:style style:name="P29" style:family="paragraph" style:parent-style-name="Text_20_body">
      <style:text-properties officeooo:rsid="0047c674" officeooo:paragraph-rsid="0053dd74"/>
    </style:style>
    <style:style style:name="P30" style:family="paragraph" style:parent-style-name="Text_20_body">
      <style:text-properties officeooo:rsid="0047c674" officeooo:paragraph-rsid="00522120"/>
    </style:style>
    <style:style style:name="P31" style:family="paragraph" style:parent-style-name="Text_20_body">
      <style:text-properties officeooo:rsid="0047c674" officeooo:paragraph-rsid="004aec93"/>
    </style:style>
    <style:style style:name="P32" style:family="paragraph" style:parent-style-name="Text_20_body">
      <style:text-properties officeooo:rsid="0047c674" officeooo:paragraph-rsid="00486d3e"/>
    </style:style>
    <style:style style:name="P33" style:family="paragraph" style:parent-style-name="Text_20_body">
      <style:text-properties officeooo:rsid="0047c674" officeooo:paragraph-rsid="0047c674"/>
    </style:style>
    <style:style style:name="P34" style:family="paragraph" style:parent-style-name="Text_20_body">
      <style:text-properties officeooo:rsid="0040bc3f" officeooo:paragraph-rsid="007d30ab"/>
    </style:style>
    <style:style style:name="P35" style:family="paragraph" style:parent-style-name="Text_20_body">
      <style:text-properties officeooo:rsid="0040bc3f" officeooo:paragraph-rsid="005f95c2"/>
    </style:style>
    <style:style style:name="P36" style:family="paragraph" style:parent-style-name="Text_20_body">
      <style:text-properties officeooo:rsid="0040bc3f" officeooo:paragraph-rsid="005f252c"/>
    </style:style>
    <style:style style:name="P37" style:family="paragraph" style:parent-style-name="Text_20_body">
      <style:text-properties officeooo:rsid="0040bc3f" officeooo:paragraph-rsid="005c9a62"/>
    </style:style>
    <style:style style:name="P38" style:family="paragraph" style:parent-style-name="Text_20_body">
      <style:text-properties officeooo:rsid="0040bc3f" officeooo:paragraph-rsid="005975c9"/>
    </style:style>
    <style:style style:name="P39" style:family="paragraph" style:parent-style-name="Text_20_body">
      <style:text-properties officeooo:rsid="0040bc3f" officeooo:paragraph-rsid="00522120"/>
    </style:style>
    <style:style style:name="P40" style:family="paragraph" style:parent-style-name="Text_20_body">
      <style:text-properties officeooo:rsid="0040bc3f" officeooo:paragraph-rsid="0054da0d"/>
    </style:style>
    <style:style style:name="P41" style:family="paragraph" style:parent-style-name="Text_20_body">
      <style:text-properties officeooo:rsid="0040bc3f" officeooo:paragraph-rsid="00486d3e"/>
    </style:style>
    <style:style style:name="P42" style:family="paragraph" style:parent-style-name="Text_20_body">
      <style:text-properties officeooo:rsid="0040bc3f" officeooo:paragraph-rsid="0047c674"/>
    </style:style>
    <style:style style:name="P43" style:family="paragraph" style:parent-style-name="Text_20_body">
      <style:text-properties officeooo:rsid="007b5bc2" officeooo:paragraph-rsid="007b5bc2"/>
    </style:style>
    <style:style style:name="P44" style:family="paragraph" style:parent-style-name="Text_20_body">
      <style:text-properties officeooo:rsid="0076a816" officeooo:paragraph-rsid="0076a816"/>
    </style:style>
    <style:style style:name="P45" style:family="paragraph" style:parent-style-name="Text_20_body">
      <style:text-properties officeooo:rsid="003f633a" officeooo:paragraph-rsid="003f633a"/>
    </style:style>
    <style:style style:name="P46" style:family="paragraph" style:parent-style-name="Text_20_body">
      <style:text-properties officeooo:rsid="003d9a51" officeooo:paragraph-rsid="003d9a51"/>
    </style:style>
    <style:style style:name="P47" style:family="paragraph" style:parent-style-name="Text_20_body">
      <style:text-properties officeooo:rsid="003b2e3f" officeooo:paragraph-rsid="003b2e3f"/>
    </style:style>
    <style:style style:name="P48" style:family="paragraph" style:parent-style-name="Text_20_body">
      <style:text-properties officeooo:rsid="003996f2" officeooo:paragraph-rsid="003996f2"/>
    </style:style>
    <style:style style:name="P49" style:family="paragraph" style:parent-style-name="Text_20_body">
      <style:text-properties officeooo:rsid="003448a9" officeooo:paragraph-rsid="003448a9"/>
    </style:style>
    <style:style style:name="P50" style:family="paragraph" style:parent-style-name="Text_20_body">
      <style:text-properties officeooo:rsid="0030486e" officeooo:paragraph-rsid="0030486e"/>
    </style:style>
    <style:style style:name="P51" style:family="paragraph" style:parent-style-name="Text_20_body">
      <style:text-properties officeooo:rsid="002feb98" officeooo:paragraph-rsid="002feb98"/>
    </style:style>
    <style:style style:name="P52" style:family="paragraph" style:parent-style-name="Text_20_body">
      <style:text-properties officeooo:rsid="002feb98" officeooo:paragraph-rsid="0030486e"/>
    </style:style>
    <style:style style:name="P53" style:family="paragraph" style:parent-style-name="Text_20_body">
      <style:text-properties officeooo:rsid="0024b079" officeooo:paragraph-rsid="0024b079"/>
    </style:style>
    <style:style style:name="P54" style:family="paragraph" style:parent-style-name="Text_20_body">
      <style:text-properties officeooo:rsid="00242f7e" officeooo:paragraph-rsid="00242f7e"/>
    </style:style>
    <style:style style:name="P55" style:family="paragraph" style:parent-style-name="Text_20_body">
      <style:text-properties officeooo:rsid="0023dda7" officeooo:paragraph-rsid="0023dda7"/>
    </style:style>
    <style:style style:name="P56" style:family="paragraph" style:parent-style-name="Text_20_body">
      <style:text-properties officeooo:rsid="0021bdbb" officeooo:paragraph-rsid="0021bdbb"/>
    </style:style>
    <style:style style:name="P57" style:family="paragraph" style:parent-style-name="Text_20_body">
      <style:text-properties officeooo:rsid="00268d9f" officeooo:paragraph-rsid="00268d9f"/>
    </style:style>
    <style:style style:name="P58" style:family="paragraph" style:parent-style-name="Text_20_body">
      <style:text-properties officeooo:paragraph-rsid="00b684b0"/>
    </style:style>
    <style:style style:name="P59" style:family="paragraph" style:parent-style-name="Text_20_body">
      <style:text-properties officeooo:rsid="00b684b0" officeooo:paragraph-rsid="00b684b0"/>
    </style:style>
    <style:style style:name="P60" style:family="paragraph" style:parent-style-name="Text_20_body">
      <style:text-properties officeooo:rsid="00ba4018" officeooo:paragraph-rsid="00ba4018"/>
    </style:style>
    <style:style style:name="P61" style:family="paragraph" style:parent-style-name="Text_20_body">
      <style:text-properties officeooo:rsid="00bdceb7" officeooo:paragraph-rsid="00bdceb7"/>
    </style:style>
    <style:style style:name="P62" style:family="paragraph" style:parent-style-name="Heading_20_3">
      <style:text-properties fo:background-color="#fff200"/>
    </style:style>
    <style:style style:name="P63" style:family="paragraph" style:parent-style-name="Heading_20_3">
      <style:text-properties officeooo:paragraph-rsid="009e2c0d" fo:background-color="#fff200"/>
    </style:style>
    <style:style style:name="P64" style:family="paragraph" style:parent-style-name="Heading_20_3">
      <style:text-properties officeooo:paragraph-rsid="00937d8f" fo:background-color="#fff200"/>
    </style:style>
    <style:style style:name="P65" style:family="paragraph" style:parent-style-name="Heading_20_3">
      <style:text-properties officeooo:paragraph-rsid="008f5b0a" fo:background-color="#fff200"/>
    </style:style>
    <style:style style:name="P66" style:family="paragraph" style:parent-style-name="Heading_20_3">
      <style:text-properties officeooo:rsid="0040bc3f" officeooo:paragraph-rsid="0083aead" fo:background-color="#fff200"/>
    </style:style>
    <style:style style:name="P67" style:family="paragraph" style:parent-style-name="Heading_20_3">
      <style:text-properties officeooo:rsid="0040bc3f" officeooo:paragraph-rsid="00824ce8" fo:background-color="#fff200"/>
    </style:style>
    <style:style style:name="P68" style:family="paragraph" style:parent-style-name="Heading_20_3">
      <style:text-properties officeooo:rsid="0040bc3f" officeooo:paragraph-rsid="00863029" fo:background-color="#fff200"/>
    </style:style>
    <style:style style:name="P69" style:family="paragraph" style:parent-style-name="Heading_20_3">
      <style:text-properties officeooo:rsid="0040bc3f" officeooo:paragraph-rsid="007d30ab" fo:background-color="#fff200"/>
    </style:style>
    <style:style style:name="P70" style:family="paragraph" style:parent-style-name="Heading_20_3">
      <style:text-properties officeooo:rsid="0040bc3f" officeooo:paragraph-rsid="0074fe25" fo:background-color="#fff200"/>
    </style:style>
    <style:style style:name="P71" style:family="paragraph" style:parent-style-name="Heading_20_3">
      <style:text-properties officeooo:rsid="0040bc3f" officeooo:paragraph-rsid="005f95c2" fo:background-color="#fff200"/>
    </style:style>
    <style:style style:name="P72" style:family="paragraph" style:parent-style-name="Heading_20_3">
      <style:text-properties officeooo:rsid="0040bc3f" officeooo:paragraph-rsid="005f252c" fo:background-color="#fff200"/>
    </style:style>
    <style:style style:name="P73" style:family="paragraph" style:parent-style-name="Heading_20_3">
      <style:text-properties officeooo:rsid="0040bc3f" officeooo:paragraph-rsid="005c9a62" fo:background-color="#fff200"/>
    </style:style>
    <style:style style:name="P74" style:family="paragraph" style:parent-style-name="Heading_20_3">
      <style:text-properties officeooo:rsid="0040bc3f" officeooo:paragraph-rsid="0053dd74" fo:background-color="#fff200"/>
    </style:style>
    <style:style style:name="P75" style:family="paragraph" style:parent-style-name="Heading_20_3">
      <style:text-properties officeooo:rsid="0040bc3f" officeooo:paragraph-rsid="00522120" fo:background-color="#fff200"/>
    </style:style>
    <style:style style:name="P76" style:family="paragraph" style:parent-style-name="Heading_20_3">
      <style:text-properties officeooo:rsid="0040bc3f" officeooo:paragraph-rsid="004aec93" fo:background-color="#fff200"/>
    </style:style>
    <style:style style:name="P77" style:family="paragraph" style:parent-style-name="Heading_20_3">
      <style:text-properties officeooo:rsid="0040bc3f" officeooo:paragraph-rsid="00486d3e" fo:background-color="#fff200"/>
    </style:style>
    <style:style style:name="P78" style:family="paragraph" style:parent-style-name="Heading_20_3">
      <style:text-properties officeooo:rsid="0040bc3f" officeooo:paragraph-rsid="0040bc3f" fo:background-color="#fff200"/>
    </style:style>
    <style:style style:name="P79" style:family="paragraph" style:parent-style-name="Heading_20_3">
      <style:text-properties officeooo:rsid="0040bc3f" officeooo:paragraph-rsid="00b684b0" fo:background-color="#fff200"/>
    </style:style>
    <style:style style:name="P80" style:family="paragraph" style:parent-style-name="Heading_20_3">
      <style:text-properties officeooo:rsid="0040bc3f" officeooo:paragraph-rsid="00ba4018" fo:background-color="#fff200"/>
    </style:style>
    <style:style style:name="P81" style:family="paragraph" style:parent-style-name="Heading_20_3">
      <style:text-properties officeooo:rsid="0040bc3f" officeooo:paragraph-rsid="00bcf4c0" fo:background-color="#fff200"/>
    </style:style>
    <style:style style:name="P82" style:family="paragraph" style:parent-style-name="Heading_20_3">
      <style:text-properties officeooo:paragraph-rsid="007e7810" fo:background-color="#fff200"/>
    </style:style>
    <style:style style:name="P83" style:family="paragraph" style:parent-style-name="Heading_20_3">
      <style:text-properties officeooo:paragraph-rsid="007d30ab" fo:background-color="#fff200"/>
    </style:style>
    <style:style style:name="P84" style:family="paragraph" style:parent-style-name="Heading_20_3">
      <style:text-properties officeooo:paragraph-rsid="0074fe25" fo:background-color="#fff200"/>
    </style:style>
    <style:style style:name="P85" style:family="paragraph" style:parent-style-name="Heading_20_3">
      <style:text-properties officeooo:paragraph-rsid="005f95c2" fo:background-color="#fff200"/>
    </style:style>
    <style:style style:name="P86" style:family="paragraph" style:parent-style-name="Heading_20_3">
      <style:text-properties officeooo:paragraph-rsid="005f252c" fo:background-color="#fff200"/>
    </style:style>
    <style:style style:name="P87" style:family="paragraph" style:parent-style-name="Heading_20_3">
      <style:text-properties officeooo:paragraph-rsid="005c9a62" fo:background-color="#fff200"/>
    </style:style>
    <style:style style:name="P88" style:family="paragraph" style:parent-style-name="Heading_20_3">
      <style:text-properties officeooo:paragraph-rsid="0053dd74" fo:background-color="#fff200"/>
    </style:style>
    <style:style style:name="P89" style:family="paragraph" style:parent-style-name="Heading_20_3">
      <style:text-properties officeooo:paragraph-rsid="00522120" fo:background-color="#fff200"/>
    </style:style>
    <style:style style:name="P90" style:family="paragraph" style:parent-style-name="Heading_20_3">
      <style:text-properties officeooo:paragraph-rsid="004aec93" fo:background-color="#fff200"/>
    </style:style>
    <style:style style:name="P91" style:family="paragraph" style:parent-style-name="Heading_20_3">
      <style:text-properties officeooo:paragraph-rsid="00486d3e" fo:background-color="#fff200"/>
    </style:style>
    <style:style style:name="P92" style:family="paragraph" style:parent-style-name="Heading_20_3">
      <style:text-properties officeooo:paragraph-rsid="0040bc3f" fo:background-color="#fff200"/>
    </style:style>
    <style:style style:name="P93" style:family="paragraph" style:parent-style-name="Heading_20_3">
      <style:text-properties officeooo:paragraph-rsid="003b2e3f" fo:background-color="#fff200"/>
    </style:style>
    <style:style style:name="P94" style:family="paragraph" style:parent-style-name="Heading_20_3">
      <style:text-properties officeooo:paragraph-rsid="003996f2" fo:background-color="#fff200"/>
    </style:style>
    <style:style style:name="P95" style:family="paragraph" style:parent-style-name="Heading_20_3">
      <style:text-properties officeooo:paragraph-rsid="002feb98" fo:background-color="#fff200"/>
    </style:style>
    <style:style style:name="P96" style:family="paragraph" style:parent-style-name="Heading_20_3">
      <style:text-properties officeooo:paragraph-rsid="0030486e" fo:background-color="#fff200"/>
    </style:style>
    <style:style style:name="P97" style:family="paragraph" style:parent-style-name="Heading_20_3">
      <style:text-properties officeooo:paragraph-rsid="002b3361" fo:background-color="#fff200"/>
    </style:style>
    <style:style style:name="P98" style:family="paragraph" style:parent-style-name="Heading_20_3">
      <style:text-properties officeooo:paragraph-rsid="0023dda7" fo:background-color="#fff200"/>
    </style:style>
    <style:style style:name="P99" style:family="paragraph" style:parent-style-name="Heading_20_3">
      <style:text-properties officeooo:rsid="003996f2" officeooo:paragraph-rsid="00a9a4af" fo:background-color="#fff200"/>
    </style:style>
    <style:style style:name="P100" style:family="paragraph" style:parent-style-name="Heading_20_3">
      <style:text-properties officeooo:rsid="003996f2" officeooo:paragraph-rsid="00ab763b" fo:background-color="#fff200"/>
    </style:style>
    <style:style style:name="P101" style:family="paragraph" style:parent-style-name="Heading_20_3">
      <style:text-properties officeooo:rsid="003996f2" officeooo:paragraph-rsid="00ac999c" fo:background-color="#fff200"/>
    </style:style>
    <style:style style:name="P102" style:family="paragraph" style:parent-style-name="Heading_20_3">
      <style:text-properties officeooo:rsid="003996f2" officeooo:paragraph-rsid="00adb1e1" fo:background-color="#fff200"/>
    </style:style>
    <style:style style:name="P103" style:family="paragraph" style:parent-style-name="Subtitle">
      <style:text-properties officeooo:rsid="00a7e68b" officeooo:paragraph-rsid="00a879d0"/>
    </style:style>
    <style:style style:name="P104" style:family="paragraph" style:parent-style-name="Title">
      <style:text-properties officeooo:paragraph-rsid="00a879d0"/>
    </style:style>
    <style:style style:name="P105" style:family="paragraph" style:parent-style-name="Title">
      <style:text-properties officeooo:rsid="00a7e68b" officeooo:paragraph-rsid="00a879d0"/>
    </style:style>
    <style:style style:name="P106" style:family="paragraph" style:parent-style-name="Contents_20_Heading">
      <style:paragraph-properties fo:break-before="page"/>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Heading_20_2">
      <style:text-properties officeooo:rsid="0023dda7" officeooo:paragraph-rsid="0023dda7"/>
    </style:style>
    <style:style style:name="P109" style:family="paragraph" style:parent-style-name="Heading_20_1" style:list-style-name=""/>
    <style:style style:name="P110" style:family="paragraph" style:parent-style-name="Heading_20_1">
      <style:paragraph-properties fo:text-align="center" style:justify-single-word="false"/>
      <style:text-properties officeooo:rsid="003996f2" officeooo:paragraph-rsid="003bcd03"/>
    </style:style>
    <style:style style:name="P111" style:family="paragraph" style:parent-style-name="Heading_20_1">
      <style:paragraph-properties fo:break-before="page"/>
    </style:style>
    <style:style style:name="P112" style:family="paragraph" style:parent-style-name="Heading_20_1">
      <style:paragraph-properties fo:text-align="center" style:justify-single-word="false" fo:break-before="page"/>
      <style:text-properties officeooo:rsid="0021bdbb" officeooo:paragraph-rsid="0023dda7"/>
    </style:style>
    <style:style style:name="P113" style:family="paragraph" style:parent-style-name="Heading_20_1">
      <style:paragraph-properties fo:text-align="center" style:justify-single-word="false" fo:break-before="page"/>
      <style:text-properties officeooo:paragraph-rsid="002802cf"/>
    </style:style>
    <style:style style:name="P114" style:family="paragraph" style:parent-style-name="Heading_20_1">
      <style:paragraph-properties fo:text-align="center" style:justify-single-word="false" fo:break-before="page"/>
      <style:text-properties officeooo:paragraph-rsid="003996f2"/>
    </style:style>
    <style:style style:name="P115" style:family="paragraph" style:parent-style-name="Heading_20_1">
      <style:paragraph-properties fo:text-align="center" style:justify-single-word="false" fo:break-before="page"/>
      <style:text-properties officeooo:rsid="0040bc3f" officeooo:paragraph-rsid="0040bc3f"/>
    </style:style>
    <style:style style:name="P116" style:family="paragraph" style:parent-style-name="Heading_20_1">
      <style:paragraph-properties fo:text-align="center" style:justify-single-word="false" fo:break-before="page"/>
      <style:text-properties officeooo:rsid="0040bc3f" officeooo:paragraph-rsid="00486d3e"/>
    </style:style>
    <style:style style:name="P117" style:family="paragraph" style:parent-style-name="Heading_20_1">
      <style:paragraph-properties fo:text-align="center" style:justify-single-word="false" fo:break-before="page"/>
      <style:text-properties officeooo:rsid="004aec93" officeooo:paragraph-rsid="004aec93"/>
    </style:style>
    <style:style style:name="P118" style:family="paragraph" style:parent-style-name="Heading_20_1">
      <style:paragraph-properties fo:text-align="center" style:justify-single-word="false" fo:break-before="page"/>
      <style:text-properties officeooo:rsid="00522120" officeooo:paragraph-rsid="00522120"/>
    </style:style>
    <style:style style:name="P119" style:family="paragraph" style:parent-style-name="Heading_20_1">
      <style:paragraph-properties fo:text-align="center" style:justify-single-word="false" fo:break-before="page"/>
      <style:text-properties officeooo:rsid="0053dd74" officeooo:paragraph-rsid="0053dd74"/>
    </style:style>
    <style:style style:name="P120" style:family="paragraph" style:parent-style-name="Heading_20_1">
      <style:paragraph-properties fo:text-align="center" style:justify-single-word="false" fo:break-before="page"/>
      <style:text-properties officeooo:rsid="005c9a62" officeooo:paragraph-rsid="005c9a62"/>
    </style:style>
    <style:style style:name="P121" style:family="paragraph" style:parent-style-name="Heading_20_1">
      <style:paragraph-properties fo:text-align="center" style:justify-single-word="false" fo:break-before="page"/>
      <style:text-properties officeooo:rsid="005f252c" officeooo:paragraph-rsid="005f252c"/>
    </style:style>
    <style:style style:name="P122" style:family="paragraph" style:parent-style-name="Heading_20_1">
      <style:paragraph-properties fo:text-align="center" style:justify-single-word="false" fo:break-before="page"/>
      <style:text-properties officeooo:rsid="005f95c2" officeooo:paragraph-rsid="005f95c2"/>
    </style:style>
    <style:style style:name="P123" style:family="paragraph" style:parent-style-name="Heading_20_1">
      <style:paragraph-properties fo:text-align="center" style:justify-single-word="false" fo:break-before="page"/>
      <style:text-properties officeooo:rsid="006e039a" officeooo:paragraph-rsid="006e039a"/>
    </style:style>
    <style:style style:name="P124" style:family="paragraph" style:parent-style-name="Heading_20_1">
      <style:paragraph-properties fo:text-align="center" style:justify-single-word="false" fo:break-before="page"/>
      <style:text-properties officeooo:rsid="0070c718" officeooo:paragraph-rsid="0070c718"/>
    </style:style>
    <style:style style:name="P125" style:family="paragraph" style:parent-style-name="Heading_20_1">
      <style:paragraph-properties fo:text-align="center" style:justify-single-word="false" fo:break-before="page"/>
      <style:text-properties officeooo:rsid="0074fe25" officeooo:paragraph-rsid="0074fe25"/>
    </style:style>
    <style:style style:name="P126" style:family="paragraph" style:parent-style-name="Heading_20_1">
      <style:paragraph-properties fo:text-align="center" style:justify-single-word="false" fo:break-before="page"/>
      <style:text-properties officeooo:rsid="007d30ab" officeooo:paragraph-rsid="007d30ab"/>
    </style:style>
    <style:style style:name="P127" style:family="paragraph" style:parent-style-name="Heading_20_1">
      <style:paragraph-properties fo:text-align="center" style:justify-single-word="false" fo:break-before="page"/>
      <style:text-properties officeooo:rsid="007e7810" officeooo:paragraph-rsid="007e7810"/>
    </style:style>
    <style:style style:name="P128" style:family="paragraph" style:parent-style-name="Heading_20_1">
      <style:paragraph-properties fo:text-align="center" style:justify-single-word="false" fo:break-before="page"/>
      <style:text-properties officeooo:rsid="008a59ad" officeooo:paragraph-rsid="008a59ad"/>
    </style:style>
    <style:style style:name="P129" style:family="paragraph" style:parent-style-name="Heading_20_1">
      <style:paragraph-properties fo:text-align="center" style:justify-single-word="false" fo:break-before="page"/>
      <style:text-properties officeooo:rsid="008f5b0a" officeooo:paragraph-rsid="008f5b0a"/>
    </style:style>
    <style:style style:name="P130" style:family="paragraph" style:parent-style-name="Heading_20_1">
      <style:paragraph-properties fo:text-align="center" style:justify-single-word="false" fo:break-before="page"/>
      <style:text-properties officeooo:rsid="00923fce" officeooo:paragraph-rsid="0091ba92"/>
    </style:style>
    <style:style style:name="P131" style:family="paragraph" style:parent-style-name="Heading_20_1">
      <style:paragraph-properties fo:text-align="center" style:justify-single-word="false" fo:break-before="page"/>
      <style:text-properties officeooo:rsid="00937d8f" officeooo:paragraph-rsid="00937d8f"/>
    </style:style>
    <style:style style:name="T1" style:family="text">
      <style:text-properties officeooo:rsid="00ab37d6"/>
    </style:style>
    <style:style style:name="T2" style:family="text">
      <style:text-properties officeooo:rsid="00ab763b"/>
    </style:style>
    <style:style style:name="T3" style:family="text">
      <style:text-properties officeooo:rsid="00ac999c"/>
    </style:style>
    <style:style style:name="T4" style:family="text">
      <style:text-properties officeooo:rsid="00adb1e1"/>
    </style:style>
    <style:style style:name="T5" style:family="text">
      <style:text-properties officeooo:rsid="00b28c35"/>
    </style:style>
    <style:style style:name="T6" style:family="text">
      <style:text-properties officeooo:rsid="00b684b0"/>
    </style:style>
    <style:style style:name="T7" style:family="text">
      <style:text-properties officeooo:rsid="00b8408b"/>
    </style:style>
    <style:style style:name="T8" style:family="text">
      <style:text-properties officeooo:rsid="00ba4018"/>
    </style:style>
    <style:style style:name="T9" style:family="text">
      <style:text-properties officeooo:rsid="00bcf4c0"/>
    </style:style>
    <style:style style:name="T10" style:family="text">
      <style:text-properties officeooo:rsid="00c05730"/>
    </style:style>
    <style:style style:name="fr1" style:family="graphic" style:parent-style-name="Frame">
      <style:graphic-properties style:vertical-pos="middle" style:vertical-rel="page-content" style:horizontal-pos="center" style:horizontal-rel="pag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draw:z-index="1">
        <draw:text-box fo:min-height="1cm" fo:min-width="2cm">
          <text:p text:style-name="P104">Annexe 1.1</text:p>
          <text:p text:style-name="P103">Descriptif de la maquette interactive</text:p>
        </draw:text-box>
      </draw:frame>
      <text:p text:style-name="P105"/>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chapter text:outline-le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6">Table des matières</text:p>
          </text:index-title>
          <text:p text:style-name="P107"><text:a xlink:type="simple" xlink:href="#__RefHeading___Toc665_3601965140" text:style-name="Index_20_Link" text:visited-style-name="Index_20_Link">À propos de l’annexe 1.1<text:tab/>3</text:a></text:p>
          <text:p text:style-name="P107"><text:a xlink:type="simple" xlink:href="#__RefHeading___Toc667_3601965140" text:style-name="Index_20_Link" text:visited-style-name="Index_20_Link">Header et Footer<text:tab/>4</text:a></text:p>
          <text:p text:style-name="P107"><text:a xlink:type="simple" xlink:href="#__RefHeading___Toc679_3601965140" text:style-name="Index_20_Link" text:visited-style-name="Index_20_Link">Accueil<text:tab/>5</text:a></text:p>
          <text:p text:style-name="P107"><text:a xlink:type="simple" xlink:href="#__RefHeading___Toc695_3601965140" text:style-name="Index_20_Link" text:visited-style-name="Index_20_Link">→ Demande de devis (modale)<text:tab/>6</text:a></text:p>
          <text:p text:style-name="P107"><text:a xlink:type="simple" xlink:href="#__RefHeading___Toc705_3601965140" text:style-name="Index_20_Link" text:visited-style-name="Index_20_Link">→ → Envoi de fichiers (modale)<text:tab/>6</text:a></text:p>
          <text:p text:style-name="P107"><text:a xlink:type="simple" xlink:href="#__RefHeading___Toc707_3601965140" text:style-name="Index_20_Link" text:visited-style-name="Index_20_Link">Auto Temporaire<text:tab/>7</text:a></text:p>
          <text:p text:style-name="P107"><text:a xlink:type="simple" xlink:href="#__RefHeading___Toc713_3601965140" text:style-name="Index_20_Link" text:visited-style-name="Index_20_Link">Moto Temporaire<text:tab/>8</text:a></text:p>
          <text:p text:style-name="P107"><text:a xlink:type="simple" xlink:href="#__RefHeading___Toc719_3601965140" text:style-name="Index_20_Link" text:visited-style-name="Index_20_Link">Habitation<text:tab/>9</text:a></text:p>
          <text:p text:style-name="P107"><text:a xlink:type="simple" xlink:href="#__RefHeading___Toc725_3601965140" text:style-name="Index_20_Link" text:visited-style-name="Index_20_Link">Santé<text:tab/>10</text:a></text:p>
          <text:p text:style-name="P107"><text:a xlink:type="simple" xlink:href="#__RefHeading___Toc731_3601965140" text:style-name="Index_20_Link" text:visited-style-name="Index_20_Link">Prévoyance<text:tab/>11</text:a></text:p>
          <text:p text:style-name="P107"><text:a xlink:type="simple" xlink:href="#__RefHeading___Toc737_3601965140" text:style-name="Index_20_Link" text:visited-style-name="Index_20_Link">Épargne<text:tab/>12</text:a></text:p>
          <text:p text:style-name="P107"><text:a xlink:type="simple" xlink:href="#__RefHeading___Toc743_3601965140" text:style-name="Index_20_Link" text:visited-style-name="Index_20_Link">Retraite<text:tab/>13</text:a></text:p>
          <text:p text:style-name="P107"><text:a xlink:type="simple" xlink:href="#__RefHeading___Toc749_3601965140" text:style-name="Index_20_Link" text:visited-style-name="Index_20_Link">Qui sommes-nous ?<text:tab/>14</text:a></text:p>
          <text:p text:style-name="P107"><text:a xlink:type="simple" xlink:href="#__RefHeading___Toc755_3601965140" text:style-name="Index_20_Link" text:visited-style-name="Index_20_Link">Mentions légales<text:tab/>15</text:a></text:p>
          <text:p text:style-name="P107"><text:a xlink:type="simple" xlink:href="#__RefHeading___Toc757_3601965140" text:style-name="Index_20_Link" text:visited-style-name="Index_20_Link">Contact<text:tab/>16</text:a></text:p>
          <text:p text:style-name="P107"><text:a xlink:type="simple" xlink:href="#__RefHeading___Toc759_3601965140" text:style-name="Index_20_Link" text:visited-style-name="Index_20_Link">Actualités<text:tab/>17</text:a></text:p>
          <text:p text:style-name="P107"><text:a xlink:type="simple" xlink:href="#__RefHeading___Toc765_3601965140" text:style-name="Index_20_Link" text:visited-style-name="Index_20_Link">Emploi<text:tab/>18</text:a></text:p>
          <text:p text:style-name="P107"><text:a xlink:type="simple" xlink:href="#__RefHeading___Toc771_3601965140" text:style-name="Index_20_Link" text:visited-style-name="Index_20_Link">Admin : gestion des utilisateurs<text:tab/>19</text:a></text:p>
          <text:p text:style-name="P107"><text:a xlink:type="simple" xlink:href="#__RefHeading___Toc781_3601965140" text:style-name="Index_20_Link" text:visited-style-name="Index_20_Link">→ Ajouter un utilisateur<text:tab/>20</text:a></text:p>
          <text:p text:style-name="P107"><text:a xlink:type="simple" xlink:href="#__RefHeading___Toc789_3601965140" text:style-name="Index_20_Link" text:visited-style-name="Index_20_Link">→ Mettre à jour un utilisateur<text:tab/>21</text:a></text:p>
          <text:p text:style-name="P107"><text:a xlink:type="simple" xlink:href="#__RefHeading___Toc797_3601965140" text:style-name="Index_20_Link" text:visited-style-name="Index_20_Link">→ Alerte – supprimer des utilisateurs<text:tab/>22</text:a></text:p>
          <text:p text:style-name="P107"><text:a xlink:type="simple" xlink:href="#__RefHeading___Toc799_3601965140" text:style-name="Index_20_Link" text:visited-style-name="Index_20_Link">Admin : gestion des news<text:tab/>23</text:a></text:p>
        </text:index-body>
      </text:table-of-content>
      <text:h text:style-name="P109" text:outline-level="1"/>
      <text:h text:style-name="P111" text:outline-level="1"><text:bookmark-start text:name="__RefHeading___Toc665_3601965140"/>À propos de l’annexe 1.1<text:bookmark-end text:name="__RefHeading___Toc665_3601965140"/></text:h>
      <text:p text:style-name="P56">Les zones surlignées sont des zones cliquables. Elles mènent aux mêmes lieux que sur le site officiel.</text:p>
      <text:p text:style-name="P56"><draw:frame draw:style-name="fr2" draw:name="Image1" text:anchor-type="paragraph" svg:x="2.812cm" svg:y="0cm" svg:width="0.661cm" svg:height="0.661cm" draw:z-index="0"><draw:image xlink:href="Pictures/100000000000003400000034ADD2111C006DE532.png" xlink:type="simple" xlink:show="embed" xlink:actuate="onLoad" loext:mime-type="image/png"/></draw:frame>Les marqueurs <text:s text:c="10"/><text:tab/>sont décris dans cette annexe.</text:p>
      <text:p text:style-name="P56"/>
      <text:p text:style-name="P57">À chaque page de la maquette (dont le titre figure en petit en haut à gauche), une partie de cette annexe est dédiée. Les Header et Footer, présents sur toutes les pages, sont expliqués ci-après.</text:p>
      <text:h text:style-name="P112" text:outline-level="1"><text:bookmark-start text:name="__RefHeading___Toc667_3601965140"/>Header et Footer<text:bookmark-end text:name="__RefHeading___Toc667_3601965140"/></text:h>
      <text:h text:style-name="Heading_20_2" text:outline-level="2"><text:bookmark-start text:name="__RefHeading___Toc669_3601965140"/>Header <text:bookmark-end text:name="__RefHeading___Toc669_3601965140"/></text:h>
      <text:h text:style-name="P62" text:outline-level="3"><text:bookmark-start text:name="__RefHeading___Toc671_3601965140"/><text:s/>L <text:bookmark-end text:name="__RefHeading___Toc671_3601965140"/></text:h>
      <text:p text:style-name="P56">Logo de la bande de menu. Dirige vers la page d’accueil. </text:p>
      <text:h text:style-name="P62" text:outline-level="3"><text:bookmark-start text:name="__RefHeading___Toc673_3601965140"/><text:s/>M <text:bookmark-end text:name="__RefHeading___Toc673_3601965140"/></text:h>
      <text:p text:style-name="P55">Menu fait from scratch. Ne sert pas de sitemap. Dirige vers les pages des services de assur&amp;MF, contenant parfois des comparateurs.</text:p>
      <text:h text:style-name="P108" text:outline-level="2"><text:bookmark-start text:name="__RefHeading___Toc675_3601965140"/>Footer<text:bookmark-end text:name="__RefHeading___Toc675_3601965140"/></text:h>
      <text:h text:style-name="P98" text:outline-level="3"><text:bookmark-start text:name="__RefHeading___Toc677_3601965140"/><text:s/>R <text:bookmark-end text:name="__RefHeading___Toc677_3601965140"/></text:h>
      <text:p text:style-name="P54">Les différents pictogrammes dirigent vers le réseau social correspondant. Le flux RSS dirige vers une page gérée par une application de flux RSS, à intégrer dans le navigateur. Ajouter l’extension abonnement RSS sur chrome pour tester.</text:p>
      <text:p text:style-name="P53">Les autres liens dirigent vers les liens utiles du site : <text:a xlink:type="simple" xlink:href="#17.Contact|outline" text:style-name="Internet_20_link" text:visited-style-name="Visited_20_Internet_20_Link">page de contact</text:a>, <text:a xlink:type="simple" xlink:href="#19.Emploi|outline" text:style-name="Internet_20_link" text:visited-style-name="Visited_20_Internet_20_Link">informations pour recrutement / stage</text:a>, <text:a xlink:type="simple" xlink:href="#15.Qui sommes-nous ?|outline" text:style-name="Internet_20_link" text:visited-style-name="Visited_20_Internet_20_Link">informations générales de la société</text:a> et <text:a xlink:type="simple" xlink:href="#16.Mentions légales|outline" text:style-name="Internet_20_link" text:visited-style-name="Visited_20_Internet_20_Link">mentions légales</text:a>.</text:p>
      <text:h text:style-name="P113" text:outline-level="1"><text:bookmark-start text:name="__RefHeading___Toc679_3601965140"/>Accueil<text:bookmark-end text:name="__RefHeading___Toc679_3601965140"/></text:h>
      <text:h text:style-name="P97" text:outline-level="3"><text:bookmark-start text:name="__RefHeading___Toc681_3601965140"/><text:s/>1 <text:bookmark-end text:name="__RefHeading___Toc681_3601965140"/></text:h>
      <text:p text:style-name="P17">Accroche 1 : image principale de la bannière. Choix : logo (image vectorielle agrandie). </text:p>
      <text:h text:style-name="P95" text:outline-level="3"><text:bookmark-start text:name="__RefHeading___Toc683_3601965140"/><text:s/>2 <text:bookmark-end text:name="__RefHeading___Toc683_3601965140"/></text:h>
      <text:p text:style-name="P16">Accroche 2 : iframe ECA fournie par un tiers. Stylé et adapté pour mobiles. Dirige vers la <text:a xlink:type="simple" xlink:href="#11.Santé|outline" text:style-name="Internet_20_link" text:visited-style-name="Visited_20_Internet_20_Link">page Santé</text:a> post-soumission du formulaire.</text:p>
      <text:h text:style-name="P95" text:outline-level="3"><text:bookmark-start text:name="__RefHeading___Toc685_3601965140"/><text:s/>3 <text:bookmark-end text:name="__RefHeading___Toc685_3601965140"/></text:h>
      <text:p text:style-name="P16">Accroche 3 : carrousel affichant les logos des partenaires utilisant un zoom modal lightbox lors d’un clic sur l’une d’elles. Ce zoom est appliqué sur la plupart des images récupérées depuis l’ancien site.</text:p>
      <text:h text:style-name="P96" text:outline-level="3"><text:bookmark-start text:name="__RefHeading___Toc687_3601965140"/><text:s/>4 <text:bookmark-end text:name="__RefHeading___Toc687_3601965140"/></text:h>
      <text:p text:style-name="P52">Chaque bouton circulaire ouvre une pop-up netvox traitant les comparatifs correspondant à chaque bouton.</text:p>
      <text:h text:style-name="P96" text:outline-level="3"><text:bookmark-start text:name="__RefHeading___Toc689_3601965140"/><text:s/>5 <text:bookmark-end text:name="__RefHeading___Toc689_3601965140"/></text:h>
      <text:p text:style-name="P51">Les 2 gros boutons circulaires stylés différemment renvoient sur les pages correspondantes (<text:a xlink:type="simple" xlink:href="#8.Auto Temporaire|outline" text:style-name="Internet_20_link" text:visited-style-name="Visited_20_Internet_20_Link">auto tempo</text:a> et <text:a xlink:type="simple" xlink:href="#9.Moto Temporaire|outline" text:style-name="Internet_20_link" text:visited-style-name="Visited_20_Internet_20_Link">moto tempo</text:a>).</text:p>
      <text:h text:style-name="P95" text:outline-level="3"><text:bookmark-start text:name="__RefHeading___Toc691_3601965140"/><text:s/>6 <text:bookmark-end text:name="__RefHeading___Toc691_3601965140"/></text:h>
      <text:p text:style-name="P50">Bouton call-to-action invitant à <text:a xlink:type="simple" xlink:href="#6.→ Demande de devis (modale)|outline" text:style-name="Internet_20_link" text:visited-style-name="Visited_20_Internet_20_Link">demander un devis</text:a> en ligne. N’appelle pas de service tiers.</text:p>
      <text:h text:style-name="P95" text:outline-level="3"><text:bookmark-start text:name="__RefHeading___Toc693_3601965140"/><text:s/>7 <text:bookmark-end text:name="__RefHeading___Toc693_3601965140"/></text:h>
      <text:p text:style-name="P49">Partie affichant 3 vignettes traitant des 3 dernières actualités. Pour chaque vignette, View dirige vers la <text:a xlink:type="simple" xlink:href="#18.Actualités|outline" text:style-name="Internet_20_link" text:visited-style-name="Visited_20_Internet_20_Link">page actualités</text:a> et ouvre automatiquement l’actualité correspondante.</text:p>
      <text:h text:style-name="P114" text:outline-level="1"><text:bookmark-start text:name="__RefHeading___Toc695_3601965140"/>→ Demande de devis (modale)<text:bookmark-end text:name="__RefHeading___Toc695_3601965140"/></text:h>
      <text:p text:style-name="P48">Après un clic sur suivant, récupère les données saisies, à savoir patronymes et courrier électronique, puis :</text:p>
      <text:h text:style-name="P99" text:outline-level="3"><text:bookmark-start text:name="__RefHeading___Toc697_3601965140"/><text:s/>1 <text:bookmark-end text:name="__RefHeading___Toc697_3601965140"/></text:h>
      <text:p text:style-name="P15">Téléphone : le champ est filtré durant la saisie, guidant l’utilisateur vers la saisie de 10 caractères digitaux.</text:p>
      <text:h text:style-name="P94" text:outline-level="3"><text:bookmark-start text:name="__RefHeading___Toc699_3601965140"/><text:s/>2 , 3 , 4 <text:bookmark-end text:name="__RefHeading___Toc699_3601965140"/></text:h>
      <text:p text:style-name="P13">Adresse, code postal, ville : Une auto complétion est gérée via une api d’un site gouvernemental. Quand l’utilisateur renseigne une adresse, code postal et ville sont complétés. Quand une ville est renseignée, le code postal est complété, et inversement. </text:p>
      <text:h text:style-name="P93" text:outline-level="3"><text:bookmark-start text:name="__RefHeading___Toc701_3601965140"/><text:s/>5 <text:bookmark-end text:name="__RefHeading___Toc701_3601965140"/></text:h>
      <text:p text:style-name="P11">Dates : pour la plupart des navigateurs, ces champs gèrent la saisie de date via des calendriers.</text:p>
      <text:h text:style-name="P93" text:outline-level="3"><text:bookmark-start text:name="__RefHeading___Toc703_3601965140"/><text:s/>5 <text:bookmark-end text:name="__RefHeading___Toc703_3601965140"/></text:h>
      <text:p text:style-name="P47">L’utilisateur devra décocher la case à cocher pour se désabonner à <text:a xlink:type="simple" xlink:href="#18.Actualités|outline" text:style-name="Internet_20_link" text:visited-style-name="Visited_20_Internet_20_Link">la newsletter</text:a> par mail.</text:p>
      <text:h text:style-name="P110" text:outline-level="1"><text:bookmark-start text:name="__RefHeading___Toc705_3601965140"/>→ → Envoi de fichiers (modale)<text:bookmark-end text:name="__RefHeading___Toc705_3601965140"/></text:h>
      <text:p text:style-name="P46">Modale suivant uniquement la modale décrite précédemment.</text:p>
      <text:p text:style-name="P45">L’utilisateur pourra envoyer tout type de fichier, en le glissant déposant ou en utilisant le bouton parcourir.</text:p>
      <text:h text:style-name="P115" text:outline-level="1"><text:bookmark-start text:name="__RefHeading___Toc707_3601965140"/>Auto Temporaire<text:bookmark-end text:name="__RefHeading___Toc707_3601965140"/></text:h>
      <text:h text:style-name="P78" text:outline-level="3"><text:bookmark-start text:name="__RefHeading___Toc709_3601965140"/><text:s/>1 <text:bookmark-end text:name="__RefHeading___Toc709_3601965140"/></text:h>
      <text:p text:style-name="P42">Page traitant de comparatif d’assurance pour l’acquisition temporaire d’une automobile. Elle fait intervenir une iframe netvox. Sa hauteur n’est pas ajustable en fonction de son contenu, elle est donc comblée de vide. Sa mise en page et son identité visuelle ne correspondent pas à celle de assur&amp;MF, mais la mise en forme ergonomique des iframe contenante est appliquée à tout le site.</text:p>
      <text:h text:style-name="P92" text:outline-level="3"><text:bookmark-start text:name="__RefHeading___Toc711_3601965140"/><text:s/>2 <text:bookmark-end text:name="__RefHeading___Toc711_3601965140"/></text:h>
      <text:p text:style-name="P33">Le titre, les images et éléments textuels restants suivants correspondent aux données statiques d’origines.</text:p>
      <text:h text:style-name="P116" text:outline-level="1"><text:bookmark-start text:name="__RefHeading___Toc713_3601965140"/>Moto Temporaire<text:bookmark-end text:name="__RefHeading___Toc713_3601965140"/></text:h>
      <text:h text:style-name="P77" text:outline-level="3"><text:bookmark-start text:name="__RefHeading___Toc715_3601965140"/><text:s/>1 <text:bookmark-end text:name="__RefHeading___Toc715_3601965140"/></text:h>
      <text:p text:style-name="P41">Page traitant de comparatif d’assurance pour l’acquisition temporaire d’un véhicule deux roues. Elle fait intervenir une iframe netvox. Sa hauteur n’est pas ajustable en fonction de son contenu, elle est donc comblée de vide. Sa mise en page et son identité visuelle ne correspondent pas à celle de assur&amp;MF, mais la mise en forme ergonomique des iframe contenante est appliquée à tout le site.</text:p>
      <text:h text:style-name="P91" text:outline-level="3"><text:bookmark-start text:name="__RefHeading___Toc717_3601965140"/><text:s/>2 <text:bookmark-end text:name="__RefHeading___Toc717_3601965140"/></text:h>
      <text:p text:style-name="P32">Le titre, les images et éléments textuels restants suivants correspondent aux données statiques d’origines.</text:p>
      <text:h text:style-name="P117" text:outline-level="1"><text:bookmark-start text:name="__RefHeading___Toc719_3601965140"/>Habitation<text:bookmark-end text:name="__RefHeading___Toc719_3601965140"/></text:h>
      <text:h text:style-name="P76" text:outline-level="3"><text:bookmark-start text:name="__RefHeading___Toc721_3601965140"/><text:s/>1 <text:bookmark-end text:name="__RefHeading___Toc721_3601965140"/></text:h>
      <text:p text:style-name="P40">Page traitant de comparatif d’assurance concernant l’habitation. </text:p>
      <text:p text:style-name="P2">Les deux gros boutons circulaires correspondent au type d’assurance indiqué. Pour chacun, un clic entraîne l’apparition d’une modale où l’utilisateur utilisera un comparatif via un iframe ECA.</text:p>
      <text:h text:style-name="P90" text:outline-level="3"><text:bookmark-start text:name="__RefHeading___Toc723_3601965140"/><text:s/>2 <text:bookmark-end text:name="__RefHeading___Toc723_3601965140"/></text:h>
      <text:p text:style-name="P31">Le titre, les images et éléments textuels restants suivants correspondent aux données statiques d’origines.</text:p>
      <text:h text:style-name="P118" text:outline-level="1"><text:bookmark-start text:name="__RefHeading___Toc725_3601965140"/>Santé<text:bookmark-end text:name="__RefHeading___Toc725_3601965140"/></text:h>
      <text:h text:style-name="P75" text:outline-level="3"><text:bookmark-start text:name="__RefHeading___Toc727_3601965140"/><text:s/>1 <text:bookmark-end text:name="__RefHeading___Toc727_3601965140"/></text:h>
      <text:p text:style-name="P39">Page traitant de comparatif d’assurance dans le domaine de la santé. Elle fait intervenir une iframe ECA. Sa hauteur n’est pas ajustable en fonction de son contenu, elle pourra donc être comblée de vide. </text:p>
      <text:h text:style-name="P89" text:outline-level="3"><text:bookmark-start text:name="__RefHeading___Toc729_3601965140"/><text:s/>2 <text:bookmark-end text:name="__RefHeading___Toc729_3601965140"/></text:h>
      <text:p text:style-name="P30">Le titre, les images et éléments textuels restants suivants correspondent aux données statiques d’origines.</text:p>
      <text:h text:style-name="P119" text:outline-level="1"><text:bookmark-start text:name="__RefHeading___Toc731_3601965140"/>Prévoyance<text:bookmark-end text:name="__RefHeading___Toc731_3601965140"/></text:h>
      <text:h text:style-name="P74" text:outline-level="3"><text:bookmark-start text:name="__RefHeading___Toc733_3601965140"/><text:s/>1 <text:bookmark-end text:name="__RefHeading___Toc733_3601965140"/></text:h>
      <text:p text:style-name="P38">Page traitant de comparatif d’assurance dans le domaine de la prévoyance. Elle fait intervenir une iframe ECA. Sa hauteur n’est pas ajustable en fonction de son contenu, elle pourra donc être comblée de vide. </text:p>
      <text:p text:style-name="P1">Les gros boutons circulaires correspondent au type d’assurance indiqué. Pour chacun, un clic entraîne l’apparition d’une modale où l’utilisateur utilisera un comparatif via un iframe ECA.</text:p>
      <text:h text:style-name="P88" text:outline-level="3"><text:bookmark-start text:name="__RefHeading___Toc735_3601965140"/><text:s/>2 <text:bookmark-end text:name="__RefHeading___Toc735_3601965140"/></text:h>
      <text:p text:style-name="P29">Le titre, les images et éléments textuels restants suivants correspondent aux données statiques d’origines.</text:p>
      <text:h text:style-name="P120" text:outline-level="1"><text:bookmark-start text:name="__RefHeading___Toc737_3601965140"/>Épargne<text:bookmark-end text:name="__RefHeading___Toc737_3601965140"/></text:h>
      <text:h text:style-name="P73" text:outline-level="3"><text:bookmark-start text:name="__RefHeading___Toc739_3601965140"/><text:s/>1 <text:bookmark-end text:name="__RefHeading___Toc739_3601965140"/></text:h>
      <text:p text:style-name="P37">Page traitant d’information dans le domaine de l’assurance sur l’épargne.</text:p>
      <text:h text:style-name="P87" text:outline-level="3"><text:bookmark-start text:name="__RefHeading___Toc741_3601965140"/><text:s/>2 <text:bookmark-end text:name="__RefHeading___Toc741_3601965140"/></text:h>
      <text:p text:style-name="P28">Le titre, les images et éléments textuels restants suivants correspondent aux données statiques d’origines.</text:p>
      <text:h text:style-name="P121" text:outline-level="1"><text:bookmark-start text:name="__RefHeading___Toc743_3601965140"/>Retraite<text:bookmark-end text:name="__RefHeading___Toc743_3601965140"/></text:h>
      <text:h text:style-name="P72" text:outline-level="3"><text:bookmark-start text:name="__RefHeading___Toc745_3601965140"/><text:s/>1 <text:bookmark-end text:name="__RefHeading___Toc745_3601965140"/></text:h>
      <text:p text:style-name="P36">Page traitant d’information dans le domaine de l’assurance sur la retraite.</text:p>
      <text:h text:style-name="P86" text:outline-level="3"><text:bookmark-start text:name="__RefHeading___Toc747_3601965140"/><text:s/>2 <text:bookmark-end text:name="__RefHeading___Toc747_3601965140"/></text:h>
      <text:p text:style-name="P27">Le titre, les images et éléments textuels restants suivants correspondent aux données statiques d’origines.</text:p>
      <text:h text:style-name="P122" text:outline-level="1"><text:bookmark-start text:name="__RefHeading___Toc749_3601965140"/>Qui sommes-nous ?<text:bookmark-end text:name="__RefHeading___Toc749_3601965140"/></text:h>
      <text:h text:style-name="P71" text:outline-level="3"><text:bookmark-start text:name="__RefHeading___Toc751_3601965140"/><text:s/>1 <text:bookmark-end text:name="__RefHeading___Toc751_3601965140"/></text:h>
      <text:p text:style-name="P35">Vidéo de présentation de la société, embarquée depuis youtube. Le logo y a été intégré en tant qu’image préliminaire de présentation. La vidéo a été publiée et est <text:a xlink:type="simple" xlink:href="https://www.youtube.com/watch?v=F5FR_yfGgB4&amp;t=4s" text:style-name="Internet_20_link" text:visited-style-name="Visited_20_Internet_20_Link">accessible sur le réseau social youtube</text:a>. </text:p>
      <text:h text:style-name="P85" text:outline-level="3"><text:bookmark-start text:name="__RefHeading___Toc753_3601965140"/><text:s/>2 <text:bookmark-end text:name="__RefHeading___Toc753_3601965140"/></text:h>
      <text:p text:style-name="P26">Le titre, les images et éléments textuels restants suivants correspondent aux données statiques d’origines.</text:p>
      <text:h text:style-name="P123" text:outline-level="1"><text:bookmark-start text:name="__RefHeading___Toc755_3601965140"/>Mentions légales<text:bookmark-end text:name="__RefHeading___Toc755_3601965140"/></text:h>
      <text:p text:style-name="P25">Le texte correspond aux texte du site original, retravaillé et modifié par les soins du responsable. </text:p>
      <text:h text:style-name="P124" text:outline-level="1"><text:bookmark-start text:name="__RefHeading___Toc757_3601965140"/>Contact<text:bookmark-end text:name="__RefHeading___Toc757_3601965140"/></text:h>
      <text:h text:style-name="P79" text:outline-level="3"><text:s/><text:span text:style-name="T5">1</text:span> </text:h>
      <text:p text:style-name="P58"><text:span text:style-name="T5">Bouton de prise de rendez vous en ligne, la solution suffisamment paramétrable gratuite de prise de rendez vous en ligne </text:span><text:a xlink:type="simple" xlink:href="https://web.timify.com/booking-setup/profile" text:style-name="Internet_20_link" text:visited-style-name="Visited_20_Internet_20_Link"><text:span text:style-name="T5">Timify</text:span></text:a><text:span text:style-name="T5"> est utilisée. </text:span></text:p>
      <text:h text:style-name="P79" text:outline-level="3"><text:s/><text:span text:style-name="T6">2</text:span> </text:h>
      <text:p text:style-name="P59">Numéro d<text:span text:style-name="T7">u téléphone de </text:span>assurm&amp;mf cliquable.</text:p>
      <text:h text:style-name="P80" text:outline-level="3"><text:s/><text:span text:style-name="T8">3</text:span> </text:h>
      <text:p text:style-name="P60">Compteur de visite, initialisé d’après la valeur sur le site d’origine.</text:p>
      <text:h text:style-name="P81" text:outline-level="3"><text:s/><text:span text:style-name="T9">4</text:span> </text:h>
      <text:p text:style-name="P61">Après un clic sur l’envoi du formulaire, <text:span text:style-name="T10">assur &amp; mf reçoit par mail les informations saisies dans les champs. Les spams sont limités grâce à la présence du captcha.</text:span></text:p>
      <text:h text:style-name="P125" text:outline-level="1"><text:bookmark-start text:name="__RefHeading___Toc759_3601965140"/>Actualités<text:bookmark-end text:name="__RefHeading___Toc759_3601965140"/></text:h>
      <text:h text:style-name="P70" text:outline-level="3"><text:bookmark-start text:name="__RefHeading___Toc761_3601965140"/><text:s/>1 <text:bookmark-end text:name="__RefHeading___Toc761_3601965140"/></text:h>
      <text:p text:style-name="P44">Titres cliquables. L’animation enclenchée par le clic sur un titre suit celle de la vidéo, et l’actualité correspondante s’affiche.</text:p>
      <text:h text:style-name="P84" text:outline-level="3"><text:bookmark-start text:name="__RefHeading___Toc763_3601965140"/><text:s/>2 <text:bookmark-end text:name="__RefHeading___Toc763_3601965140"/></text:h>
      <text:p text:style-name="P43">Actualité affichée suite au clic sur le titre correspondant.</text:p>
      <text:h text:style-name="P126" text:outline-level="1"><text:bookmark-start text:name="__RefHeading___Toc765_3601965140"/>Emploi<text:bookmark-end text:name="__RefHeading___Toc765_3601965140"/></text:h>
      <text:h text:style-name="P69" text:outline-level="3"><text:bookmark-start text:name="__RefHeading___Toc767_3601965140"/><text:s/>1 <text:bookmark-end text:name="__RefHeading___Toc767_3601965140"/></text:h>
      <text:p text:style-name="P34">Page traitant d’information sur l’emploi chez assur&amp;MF.</text:p>
      <text:h text:style-name="P83" text:outline-level="3"><text:bookmark-start text:name="__RefHeading___Toc769_3601965140"/><text:s/>2 <text:bookmark-end text:name="__RefHeading___Toc769_3601965140"/></text:h>
      <text:p text:style-name="P24">Le titre, les images et éléments textuels restants suivants correspondent aux données statiques d’origines.</text:p>
      <text:h text:style-name="P127" text:outline-level="1"><text:bookmark-start text:name="__RefHeading___Toc771_3601965140"/>Admin : gestion des utilisateurs<text:bookmark-end text:name="__RefHeading___Toc771_3601965140"/></text:h>
      <text:p text:style-name="P23">Le tableau affiché correspond à l’aperçu des données utilisateurs enregistrés sur la page admin, ou s’étant enregistré via la <text:a xlink:type="simple" xlink:href="#6.→ Demande de devis (modale)|outline" text:style-name="Internet_20_link" text:visited-style-name="Visited_20_Internet_20_Link">demande de devis</text:a>. On peut <text:a xlink:type="simple" xlink:href="#22.→ Mettre à jour un utilisateur|outline" text:style-name="Internet_20_link" text:visited-style-name="Visited_20_Internet_20_Link">modifier</text:a>, <text:a xlink:type="simple" xlink:href="#21.→ Ajouter un utilisateur|outline" text:style-name="Internet_20_link" text:visited-style-name="Visited_20_Internet_20_Link">créer </text:a>ou <text:a xlink:type="simple" xlink:href="#23.→ Alerte – supprimer des utilisateurs|outline" text:style-name="Internet_20_link" text:visited-style-name="Visited_20_Internet_20_Link">supprimer</text:a> des utilisateurs. Pour lire toutes les données d’un utilisateur, utiliser le crayon de la ligne de l’utilisateur correspondant.</text:p>
      <text:h text:style-name="P68" text:outline-level="3"><text:bookmark-start text:name="__RefHeading___Toc773_3601965140"/><text:s/>1 <text:bookmark-end text:name="__RefHeading___Toc773_3601965140"/></text:h>
      <text:p text:style-name="P22">Messages s’affichant suite à une opération sur les données utilisateurs.</text:p>
      <text:h text:style-name="P82" text:outline-level="3"><text:bookmark-start text:name="__RefHeading___Toc775_3601965140"/><text:s/>2 <text:bookmark-end text:name="__RefHeading___Toc775_3601965140"/></text:h>
      <text:p text:style-name="P21">Le bouton vert ouvre la modale <text:a xlink:type="simple" xlink:href="#21.→ Ajouter un utilisateur|outline" text:style-name="Internet_20_link" text:visited-style-name="Visited_20_Internet_20_Link">ajouter </text:a><text:a xlink:type="simple" xlink:href="#21.→ Ajouter un utilisateur|outline" text:style-name="Internet_20_link" text:visited-style-name="Visited_20_Internet_20_Link"><text:span text:style-name="T1">u</text:span></text:a><text:a xlink:type="simple" xlink:href="#21.→ Ajouter un utilisateur|outline" text:style-name="Internet_20_link" text:visited-style-name="Visited_20_Internet_20_Link">n utilisateur</text:a>, le rouge ouvre l’alerte <text:a xlink:type="simple" xlink:href="#23.→ Alerte – supprimer des utilisateurs|outline" text:style-name="Internet_20_link" text:visited-style-name="Visited_20_Internet_20_Link">supprimer un utilisateur</text:a> : <text:span text:style-name="T1">il </text:span>sert à supprimer plusieurs utilisateurs sélectionnés avec <text:s/>3 </text:p>
      <text:h text:style-name="P67" text:outline-level="3"><text:bookmark-start text:name="__RefHeading___Toc777_3601965140"/><text:s/>3 <text:bookmark-end text:name="__RefHeading___Toc777_3601965140"/></text:h>
      <text:p text:style-name="P20">Cliquer sur le bouton à cocher correspondant à la ligne de l’utilisateur qu’on veut sélectionner. Le premier bouton à cocher du tableau sélectionne / désélectionne toutes les lignes.</text:p>
      <text:h text:style-name="P66" text:outline-level="3"><text:bookmark-start text:name="__RefHeading___Toc779_3601965140"/><text:s/>4 <text:bookmark-end text:name="__RefHeading___Toc779_3601965140"/></text:h>
      <text:p text:style-name="P19">Une corbeille ouvre l’alerte <text:a xlink:type="simple" xlink:href="#23.→ Alerte – supprimer des utilisateurs|outline" text:style-name="Internet_20_link" text:visited-style-name="Visited_20_Internet_20_Link">supprimer un utilisateur</text:a> destinée à confirmer la suppression de l’utilisateur de la ligne correspondante.</text:p>
      <text:p text:style-name="P18">Un crayon ouvre la modale <text:a xlink:type="simple" xlink:href="#22.→ Mettre à jour un utilisateur|outline" text:style-name="Internet_20_link" text:visited-style-name="Visited_20_Internet_20_Link">mettre à jour un utilisateur</text:a> destinée à mettre à jour les données <text:s/>utilisateur de la ligne correspondante.</text:p>
      <text:h text:style-name="P128" text:outline-level="1"><text:bookmark-start text:name="__RefHeading___Toc781_3601965140"/>→ Ajouter un utilisateur<text:bookmark-end text:name="__RefHeading___Toc781_3601965140"/></text:h>
      <text:h text:style-name="P100" text:outline-level="3"><text:bookmark-start text:name="__RefHeading___Toc783_3601965140"/><text:s/><text:span text:style-name="T2">1</text:span> <text:bookmark-end text:name="__RefHeading___Toc783_3601965140"/></text:h>
      <text:p text:style-name="P14">Téléphone : le champ est filtré durant la saisie, guidant l’utilisateur vers la saisie de 10 caractères digitaux.</text:p>
      <text:h text:style-name="P65" text:outline-level="3"><text:bookmark-start text:name="__RefHeading___Toc785_3601965140"/><text:s/>2 , 3 , 4 <text:bookmark-end text:name="__RefHeading___Toc785_3601965140"/></text:h>
      <text:p text:style-name="P12">Adresse, code postal, ville : Une auto complétion est gérée via une api d’un site gouvernemental. Quand l’utilisateur renseigne une adresse, code postal et ville sont complétés. Quand une ville est renseignée, le code postal est complété, et inversement. </text:p>
      <text:h text:style-name="P65" text:outline-level="3"><text:bookmark-start text:name="__RefHeading___Toc787_3601965140"/><text:s/>5 <text:bookmark-end text:name="__RefHeading___Toc787_3601965140"/></text:h>
      <text:p text:style-name="P10">Dates : pour la plupart des navigateurs, ces champs gèrent la saisie de date via des calendriers.</text:p>
      <text:h text:style-name="P129" text:outline-level="1"><text:bookmark-start text:name="__RefHeading___Toc789_3601965140"/>→ Mettre à jour un utilisateur<text:bookmark-end text:name="__RefHeading___Toc789_3601965140"/></text:h>
      <text:p text:style-name="P8">Les champs de saisie sont préremplis par les données existantes de l’utilisateur à mettre à jour.</text:p>
      <text:h text:style-name="P101" text:outline-level="3"><text:bookmark-start text:name="__RefHeading___Toc791_3601965140"/><text:s/><text:span text:style-name="T3">1</text:span> <text:bookmark-end text:name="__RefHeading___Toc791_3601965140"/></text:h>
      <text:p text:style-name="P14">Téléphone : le champ est filtré durant la saisie, guidant l’utilisateur vers la saisie de 10 caractères digitaux.</text:p>
      <text:h text:style-name="P65" text:outline-level="3"><text:bookmark-start text:name="__RefHeading___Toc793_3601965140"/><text:s/>2 , 3 , 4 <text:bookmark-end text:name="__RefHeading___Toc793_3601965140"/></text:h>
      <text:p text:style-name="P12">Adresse, code postal, ville : Une auto complétion est gérée via une api d’un site gouvernemental. Quand l’utilisateur renseigne une adresse, code postal et ville sont complétés. Quand une ville est renseignée, le code postal est complété, et inversement. </text:p>
      <text:h text:style-name="P65" text:outline-level="3"><text:bookmark-start text:name="__RefHeading___Toc795_3601965140"/><text:s/>5 <text:bookmark-end text:name="__RefHeading___Toc795_3601965140"/></text:h>
      <text:p text:style-name="P10">Dates : pour la plupart des navigateurs, ces champs gèrent la saisie de date via des calendriers.</text:p>
      <text:h text:style-name="P130" text:outline-level="1"><text:bookmark-start text:name="__RefHeading___Toc797_3601965140"/>→ Alerte – supprimer des utilisateurs<text:bookmark-end text:name="__RefHeading___Toc797_3601965140"/></text:h>
      <text:p text:style-name="P9">Les lignes surlignées en rouge contiennent les noms / prénoms des utilisateurs dont on demande de confirmer la suppression.</text:p>
      <text:p text:style-name="P9">Dans le cas d’uns suppression unique, seul l’utilisateur en question est surligné.</text:p>
      <text:p text:style-name="P9">Quand on clique sur une corbeille après avoir sélectionné plusieurs utilisateurs, un message notifie de confirmer la suppression ds utilisateurs sélectionnés.</text:p>
      <text:h text:style-name="P131" text:outline-level="1"><text:bookmark-start text:name="__RefHeading___Toc799_3601965140"/>Admin : gestion des news<text:bookmark-end text:name="__RefHeading___Toc799_3601965140"/></text:h>
      <text:p text:style-name="P7">Les champs de saisie sont préremplis par les données existantes de l’utilisateur à mettre à jour.</text:p>
      <text:h text:style-name="P102" text:outline-level="3"><text:bookmark-start text:name="__RefHeading___Toc801_3601965140"/><text:s/><text:span text:style-name="T4">1</text:span> <text:bookmark-end text:name="__RefHeading___Toc801_3601965140"/></text:h>
      <text:p text:style-name="P6">Le bouton rogue sert à supprimer les news qu’on aura sélectionnées.</text:p>
      <text:h text:style-name="P64" text:outline-level="3"><text:bookmark-start text:name="__RefHeading___Toc803_3601965140"/><text:s/>2 <text:bookmark-end text:name="__RefHeading___Toc803_3601965140"/></text:h>
      <text:p text:style-name="P5">Le titre de la news est automatiquement complété du gros titre présent dans l’éditeur <text:s/>3 . Lorsqu’une news est publiée sur le flux RSS, ce titre servira de lien vers la news pour les abonnés. Il se verra donc dans la section abonnements, ou flux rss, dans les extensions installées des navigateurs à l’instar de my yahoo.</text:p>
      <text:h text:style-name="P64" text:outline-level="3"><text:s/>3 </text:h>
      <text:p text:style-name="P4">L’éditeur possède une barre d’outil pour styliser le texte de la news, mais on peut copier coller un texte provenant de tout éditeur de texte / site web. Les divers liens et images de textes copiés collés depuis un site tiers sont affichées. Les images auront de facto leurs url liées aux sites correspondants.</text:p>
      <text:h text:style-name="P63" text:outline-level="3"><text:bookmark-start text:name="__RefHeading___Toc807_3601965140"/><text:s/>4 <text:bookmark-end text:name="__RefHeading___Toc807_3601965140"/></text:h>
      <text:p text:style-name="P3">Si le bouton est coché, la news sera ajoutée au flux RSS et les abonnés à la newsletter recevront la news, contenue par le template assur&amp;M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dric Avril</meta:initial-creator>
    <meta:creation-date>2019-05-31T00:34:44.091204365</meta:creation-date>
    <dc:date>2019-08-14T19:19:29.950374209</dc:date>
    <dc:creator>Cédric Avril</dc:creator>
    <meta:editing-duration>PT6H25M13S</meta:editing-duration>
    <meta:editing-cycles>142</meta:editing-cycles>
    <meta:generator>LibreOffice/6.0.7.3$Linux_X86_64 LibreOffice_project/00m0$Build-3</meta:generator>
    <meta:document-statistic meta:table-count="0" meta:image-count="1" meta:object-count="0" meta:page-count="23" meta:paragraph-count="170" meta:word-count="1728" meta:character-count="10808" meta:non-whitespace-character-count="9117"/>
  </office:meta>
</office:document-meta>
</file>